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0b37" officeooo:paragraph-rsid="00070b37"/>
    </style:style>
    <style:style style:name="P2" style:family="paragraph" style:parent-style-name="Standard" style:list-style-name="L1">
      <style:text-properties officeooo:rsid="00070b37" officeooo:paragraph-rsid="00070b37"/>
    </style:style>
    <style:style style:name="P3" style:family="paragraph" style:parent-style-name="Standard">
      <style:text-properties officeooo:rsid="0008dff5" officeooo:paragraph-rsid="0008dff5"/>
    </style:style>
    <style:style style:name="P4" style:family="paragraph" style:parent-style-name="Standard">
      <style:text-properties officeooo:rsid="000a3d37" officeooo:paragraph-rsid="000a3d37"/>
    </style:style>
    <style:style style:name="T1" style:family="text">
      <style:text-properties officeooo:rsid="0008dff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TTPS</text:p>
      <text:p text:style-name="P1"><text:tab/>S= Secure<text:tab/>TLS (SSL)</text:p>
      <text:p text:style-name="P1"><text:tab/><text:tab/><text:tab/>Hybrides Verschlüsselungssystem</text:p>
      <text:p text:style-name="P1"/>
      <text:list xml:id="list3912709055079842515" text:style-name="L1">
        <text:list-item>
          <text:p text:style-name="P2">Sym Schlüssel erzeugt SS</text:p>
        </text:list-item>
        <text:list-item>
          <text:p text:style-name="P2">SS asym. Verschlüsseln mit öffentlichen schlüssel</text:p>
        </text:list-item>
        <text:list-item>
          <text:p text:style-name="P2">VSS versenden</text:p>
        </text:list-item>
        <text:list-item>
          <text:p text:style-name="P2">VSS mit pr<text:span text:style-name="T1">i</text:span>v<text:span text:style-name="T1">a</text:span>ten key zu SS</text:p>
        </text:list-item>
        <text:list-item>
          <text:p text:style-name="P2">Daten mit sym. Verfahren verschlüsselt austauschen</text:p>
        </text:list-item>
      </text:list>
      <text:p text:style-name="P1"/>
      <text:p text:style-name="P1">X509 Zertifikat <text:s/>=^ öffentlichen Schlüssel des Inhaber (subject)</text:p>
      <text:p text:style-name="P1"><text:tab/><text:tab/><text:tab/>signiert von einer vertrauenswürdigen Authorisierungsstelle</text:p>
      <text:p text:style-name="P1"/>
      <text:p text:style-name="P3">Kapitel: </text:p>
      <text:p text:style-name="P3">1.9.3</text:p>
      <text:p text:style-name="P3"/>
      <text:p text:style-name="P3"/>
      <text:p text:style-name="P4">alle kommandos in der reihenfolge:</text:p>
      <text:p text:style-name="P4"/>
      <text:p text:style-name="P4">openssl rsa -in ca.pem -pubout -out ca_pub.pem</text:p>
      <text:p text:style-name="P4"/>
      <text:p text:style-name="P4">openssl rsa -in ca.pem -pubout -noout -text</text:p>
      <text:p text:style-name="P4">openssl req -new -subj '/CNA=CA WOLJUM13' -key ca.pem -out ca.csr</text:p>
      <text:p text:style-name="P4">openssl req -new -subj '/CN=CA WOLJUM13' -key ca.pem -out ca.csr</text:p>
      <text:p text:style-name="P4">openssl req -in ca.csr -noout -text</text:p>
      <text:p text:style-name="P4">cp /etc/ssl/openssl.cnf ./</text:p>
      <text:p text:style-name="P4">nano openssl.cnf </text:p>
      <text:p text:style-name="P4">mkdir -p demoCA/newcerts</text:p>
      <text:p text:style-name="P4">touch demoCA/index.txt</text:p>
      <text:p text:style-name="P4">openssl ca -config openssl.cnf -create_serial -batch -extensions v3_ca -out ca.crt -keyfile ca.pem -selfsig -infiles ca.csr </text:p>
      <text:p text:style-name="P4">openssl ca -config openssl.cnf -create_serial -batch -extensions v3_ca -out ca.crt -keyfile ca.pem -selfsign -infiles ca.csr</text:p>
      <text:p text:style-name="P4">ll</text:p>
      <text:p text:style-name="P4">l</text:p>
      <text:p text:style-name="P4">ll demoCA/</text:p>
      <text:p text:style-name="P4">openssl genrsA -out server-woljum13.pem</text:p>
      <text:p text:style-name="P4">openssl genrsa -out server-woljum13.pem</text:p>
      <text:p text:style-name="P4">openssl rsa -in server-woljum13.pem -pubout -out server-woljum13_pubout.pem</text:p>
      <text:p text:style-name="P4">openssl req -new -subj 'CN=Server-woljum13' -key server-woljum13.pem -out server-woljum13.csr</text:p>
      <text:p text:style-name="P4">openssl req -new -subj '/CN=Server-woljum13' -key server-woljum13.pem -out server-woljum13.csr</text:p>
      <text:p text:style-name="P4">openssl ca -config openssl.cnf -batch -certs ca.crt -keyfile ca.pem -in server-woljum13.csr -out server-woljum13.crt</text:p>
      <text:p text:style-name="P4">openssl ca -config openssl.cnf -batch -cert ca.crt -keyfile ca.pem -in server-woljum13.csr -out server-woljum13.cr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6T10:01:34.129441078</meta:creation-date>
    <dc:date>2018-01-26T11:43:14.324002921</dc:date>
    <meta:editing-duration>PT1H9M49S</meta:editing-duration>
    <meta:editing-cycles>1</meta:editing-cycles>
    <meta:document-statistic meta:table-count="0" meta:image-count="0" meta:object-count="0" meta:page-count="1" meta:paragraph-count="34" meta:word-count="199" meta:character-count="1579" meta:non-whitespace-character-count="1408"/>
    <meta:generator>LibreOffice/5.1.6.2$Linux_X86_64 LibreOffice_project/10m0$Build-2</meta:generator>
  </office:meta>
</office:document-meta>
</file>